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text-properties style:font-name="Liberation Sans" fo:font-size="12pt"/>
    </style:style>
    <style:style style:name="P2" style:family="paragraph" style:parent-style-name="Heading_20_2">
      <style:paragraph-properties fo:line-height="150%"/>
    </style:style>
    <style:style style:name="P3" style:family="paragraph" style:parent-style-name="Text_20_body">
      <style:paragraph-properties fo:margin-top="0cm" fo:margin-bottom="0cm" loext:contextual-spacing="false" fo:line-height="150%" fo:text-align="start" style:justify-single-word="false"/>
    </style:style>
    <style:style style:name="P4" style:family="paragraph" style:parent-style-name="Text_20_body">
      <style:paragraph-properties fo:margin-top="0cm" fo:margin-bottom="0cm" loext:contextual-spacing="false" fo:line-height="150%" fo:text-align="justify" style:justify-single-word="false"/>
    </style:style>
    <style:style style:name="P5"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6" style:family="paragraph" style:parent-style-name="Text_20_body">
      <style:paragraph-properties fo:margin-top="0cm" fo:margin-bottom="0cm" loext:contextual-spacing="false" fo:line-height="150%" fo:text-align="start" style:justify-single-word="false" fo:break-before="page"/>
    </style:style>
    <style:style style:name="P7" style:family="paragraph" style:parent-style-name="Text_20_body">
      <style:paragraph-properties fo:margin-top="0.42cm" fo:margin-bottom="0.499cm" loext:contextual-spacing="false" fo:line-height="100%" fo:break-before="page" fo:keep-with-next="always"/>
      <style:text-properties style:font-name="Albany1" fo:font-size="16pt" fo:font-weight="bold"/>
    </style:style>
    <style:style style:name="P8" style:family="paragraph" style:parent-style-name="Text_20_body">
      <style:paragraph-properties fo:margin-left="0.499cm" fo:margin-right="0cm" fo:margin-top="0cm" fo:margin-bottom="0cm" loext:contextual-spacing="false" fo:line-height="100%" fo:text-indent="0cm" style:auto-text-indent="false"/>
    </style:style>
    <style:style style:name="P9" style:family="paragraph" style:parent-style-name="Heading_20_2" style:master-page-name="HTML">
      <style:paragraph-properties fo:line-height="150%"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9" text:outline-level="2"><text:bookmark-start text:name="__RefHeading___Toc103_1280209449"/><text:span text:style-name="T1">#1012</text:span><text:bookmark-end text:name="__RefHeading___Toc103_1280209449"/></text:h>
        <text:p text:style-name="P4"/>
        <text:p text:style-name="P5">Quando um pecador hesita em ir a Cristo, Satanás opera em sua hesitação.</text:p>
        <text:p text:style-name="P4"/>
        <text:h text:style-name="P2" text:outline-level="2"><text:bookmark-start text:name="__RefHeading___Toc105_1280209449"/><text:a xlink:type="simple" xlink:href="http://bibliaonline.com.br/acf/zc/1" text:style-name="Internet_20_link" text:visited-style-name="Visited_20_Internet_20_Link"><text:span text:style-name="T1">ZACARIAS 1</text:span></text:a><text:bookmark-end text:name="__RefHeading___Toc105_1280209449"/></text:h>
        <text:p text:style-name="P4"/>
        <text:p text:style-name="P4"><text:span text:style-name="T1">Seu nome significa "Lembrado por Jeová". Nada da própria vida de Zacarias é registrado. Sua época foi cerca de 519 A.C. Acabamos de ler o livro de Ageu, e estes dois homens aparentemente viveram na mesma época, conforme Esdras </text:span><text:a xlink:type="simple" xlink:href="http://bibliaonline.com.br/acf/ed/5/1" text:style-name="Internet_20_link" text:visited-style-name="Visited_20_Internet_20_Link"><text:span text:style-name="T1">5:1</text:span></text:a><text:span text:style-name="T1"> e </text:span><text:a xlink:type="simple" xlink:href="http://bibliaonline.com.br/acf/ed/6/14" text:style-name="Internet_20_link" text:visited-style-name="Visited_20_Internet_20_Link"><text:span text:style-name="T1">6:14</text:span></text:a><text:span text:style-name="T1">. Ageu está preocupado com a Casa, Zacarias com a cidade. Veremos tratar-se de um livro muito interessante, pois nos fala da primeira vinda do Senhor Jesus, a qual naquela ocasião ainda estava no futuro. Então ele vai mais além para nos falar de dias que ainda são futuros para nós, quando Israel será abençoado em sua terra. Eles receberam sua terra de volta em Maio de 1948. Portanto falta pouco!</text:span></text:p>
        <text:p text:style-name="P4"/>
        <text:p text:style-name="P4"><text:a xlink:type="simple" xlink:href="http://bibliaonline.com.br/acf/zc/1/1-6" text:style-name="Internet_20_link" text:visited-style-name="Visited_20_Internet_20_Link"><text:span text:style-name="T1">Zc 1:1-6</text:span></text:a><text:span text:style-name="T1"> Um chamado para que o povo volte-se para o Senhor, não para que sejam como seus pais que se recusaram a ouvir os avisos de Deus por meio dos profetas. Eles admitiram que o castigo foi exatamente como Ele havia dito.</text:span></text:p>
        <text:p text:style-name="P4"/>
        <text:p text:style-name="P4"><text:a xlink:type="simple" xlink:href="http://bibliaonline.com.br/acf/zc/1/7-17" text:style-name="Internet_20_link" text:visited-style-name="Visited_20_Internet_20_Link"><text:span text:style-name="T1">Zc 1:7-17</text:span></text:a><text:span text:style-name="T1"> A primeira mensagem de Zacarias. Um cavalo é um símbolo do poder de Deus no mundo, usando as nações para executar Seus objetivos. É possível que o cavalo vermelho represente a Pérsia (Irã hoje) a mesma cor daquele que o anjo montava, pois a Pérsia era que governava naquele tempo. O malhado poderia representar o próximo Império futuro - Grécia, e o cavalo branco seria o Império Romano (o último Império).</text:span></text:p>
        <text:p text:style-name="P4"/>
        <text:p text:style-name="P4"><text:a xlink:type="simple" xlink:href="http://bibliaonline.com.br/acf/zc/1/15" text:style-name="Internet_20_link" text:visited-style-name="Visited_20_Internet_20_Link"><text:span text:style-name="T1">Zc 1:15</text:span></text:a><text:span text:style-name="T1"> Deus está irado com as nações pois viviam tranqüilas enquanto Israel era punido.</text:span></text:p>
        <text:p text:style-name="P4"/>
        <text:p text:style-name="P4"><text:a xlink:type="simple" xlink:href="http://bibliaonline.com.br/acf/zc/1/16" text:style-name="Internet_20_link" text:visited-style-name="Visited_20_Internet_20_Link"><text:span text:style-name="T1">Zc 1:16</text:span></text:a><text:span text:style-name="T1"> Deus ainda irá mostrar misericórdia para Jerusalém, após toda a desobediência contra Ele. Misericórdia? Pois Cristo pagou por seus pecados.</text:span></text:p>
        <text:p text:style-name="P4"/>
        <text:p text:style-name="P4"><text:a xlink:type="simple" xlink:href="http://bibliaonline.com.br/acf/zc/1/18-21" text:style-name="Internet_20_link" text:visited-style-name="Visited_20_Internet_20_Link"><text:span text:style-name="T1">Zc 1:18-21</text:span></text:a><text:span text:style-name="T1"> Os quatro Impérios do mundo representados por quatro chifres, foram os instrumentos de Deus para espalhar Israel por sua desobediência.</text:span></text:p>
        <text:p text:style-name="P4"/>
        <text:h text:style-name="P1" text:outline-level="2"><text:bookmark-start text:name="__RefHeading___Toc107_1280209449"/><text:soft-page-break/>#1013<text:bookmark-end text:name="__RefHeading___Toc107_1280209449"/></text:h>
        <text:p text:style-name="P4"/>
        <text:p text:style-name="P5">Os mais ocupados nas coisas do Senhor lutam mais para manter seu próprio tempo pessoal com o Senhor. As necessidades urgentes e constantes exigências facilmente descartam nosso relacionamento fundamental com o Senhor.</text:p>
        <text:p text:style-name="P4"/>
        <text:h text:style-name="P2" text:outline-level="2"><text:bookmark-start text:name="__RefHeading___Toc109_1280209449"/><text:a xlink:type="simple" xlink:href="http://bibliaonline.com.br/acf/zc/2" text:style-name="Internet_20_link" text:visited-style-name="Visited_20_Internet_20_Link"><text:span text:style-name="T1">ZACARIAS 2</text:span></text:a><text:bookmark-end text:name="__RefHeading___Toc109_1280209449"/></text:h>
        <text:p text:style-name="P4"/>
        <text:p text:style-name="P5">Um homem com uma vara de medir. Jerusalém, apesar de pequena, seria feita grande e uma bênção (ainda no futuro). Sem muros.</text:p>
        <text:p text:style-name="P4"/>
        <text:p text:style-name="P4"><text:a xlink:type="simple" xlink:href="http://bibliaonline.com.br/acf/zc/2/5" text:style-name="Internet_20_link" text:visited-style-name="Visited_20_Internet_20_Link"><text:span text:style-name="T1">Zc 2:5</text:span></text:a><text:span text:style-name="T1"> O Senhor seria um muro de fogo ao seu redor.</text:span></text:p>
        <text:p text:style-name="P4"/>
        <text:p text:style-name="P4"><text:a xlink:type="simple" xlink:href="http://bibliaonline.com.br/acf/zc/2/8-13" text:style-name="Internet_20_link" text:visited-style-name="Visited_20_Internet_20_Link"><text:span text:style-name="T1">Zc 2:8-13</text:span></text:a><text:span text:style-name="T1"> "A glória" refere-se ao tempo quando o Senhor voltar em poder para estabelecer Seu reino glorioso e reinar sobre a terra, tendo Jerusalém e Israel como o centro.</text:span></text:p>
        <text:p text:style-name="P4"/>
        <text:h text:style-name="P1" text:outline-level="2"><text:bookmark-start text:name="__RefHeading___Toc111_1280209449"/>#1014<text:bookmark-end text:name="__RefHeading___Toc111_1280209449"/></text:h>
        <text:p text:style-name="P4"/>
        <text:p text:style-name="P5">Não desperdice o amanhã por falhar em fazer a vontade de Deus hoje. Faça o amanhã melhor obedecendo hoje.</text:p>
        <text:p text:style-name="P4"/>
        <text:h text:style-name="P2" text:outline-level="2"><text:bookmark-start text:name="__RefHeading___Toc113_1280209449"/><text:a xlink:type="simple" xlink:href="http://bibliaonline.com.br/acf/zc/3" text:style-name="Internet_20_link" text:visited-style-name="Visited_20_Internet_20_Link"><text:span text:style-name="T1">ZACARIAS 3</text:span></text:a><text:bookmark-end text:name="__RefHeading___Toc113_1280209449"/></text:h>
        <text:p text:style-name="P4"/>
        <text:p text:style-name="P4"><text:span text:style-name="T1">Para Jerusalém ser abençoada, o povo precisava ser limpo. Josué, o sumo sacerdote, com seus vestidos imundos, ilustra isto. Satanás é derrotado. No </text:span><text:a xlink:type="simple" xlink:href="http://bibliaonline.com.br/acf/zc/3/4" text:style-name="Internet_20_link" text:visited-style-name="Visited_20_Internet_20_Link"><text:span text:style-name="T1">vers. 4</text:span></text:a><text:span text:style-name="T1">, Josué é limpo, no </text:span><text:a xlink:type="simple" xlink:href="http://bibliaonline.com.br/acf/zc/3/5" text:style-name="Internet_20_link" text:visited-style-name="Visited_20_Internet_20_Link"><text:span text:style-name="T1">vers. 5</text:span></text:a><text:span text:style-name="T1"> ele é vestido e depois coroado.</text:span></text:p>
        <text:p text:style-name="P4"/>
        <text:p text:style-name="P4"><text:a xlink:type="simple" xlink:href="http://bibliaonline.com.br/acf/zc/3/7" text:style-name="Internet_20_link" text:visited-style-name="Visited_20_Internet_20_Link"><text:span text:style-name="T1">Zc 3:7</text:span></text:a><text:span text:style-name="T1"> O pequeno remanescente (os poucos fiéis do futuro) será provado até chegar aquele dia.</text:span></text:p>
        <text:p text:style-name="P4"/>
        <text:p text:style-name="P4"><text:a xlink:type="simple" xlink:href="http://bibliaonline.com.br/acf/zc/3/8-10" text:style-name="Internet_20_link" text:visited-style-name="Visited_20_Internet_20_Link"><text:span text:style-name="T1">Zc 3:8-10</text:span></text:a><text:span text:style-name="T1"> Um vislumbre do milênio.</text:span></text:p>
        <text:p text:style-name="P4"><text:soft-page-break/></text:p>
        <text:h text:style-name="P1" text:outline-level="2"><text:bookmark-start text:name="__RefHeading___Toc115_1280209449"/>#1015<text:bookmark-end text:name="__RefHeading___Toc115_1280209449"/></text:h>
        <text:p text:style-name="P4"/>
        <text:p text:style-name="P5">Não é preciso fé para olhar para trás e dizer, "Foi o Senhor". Mas para ver a silhueta em meio às sombras enevoadas do agitado mar de hoje e dizer, "É o Senhor!" exige fé e coragem.</text:p>
        <text:p text:style-name="P4"/>
        <text:h text:style-name="P2" text:outline-level="2"><text:bookmark-start text:name="__RefHeading___Toc117_1280209449"/><text:a xlink:type="simple" xlink:href="http://bibliaonline.com.br/acf/zc/4" text:style-name="Internet_20_link" text:visited-style-name="Visited_20_Internet_20_Link"><text:span text:style-name="T1">ZACARIAS 4</text:span></text:a><text:bookmark-end text:name="__RefHeading___Toc117_1280209449"/></text:h>
        <text:p text:style-name="P4"/>
        <text:p text:style-name="P4"><text:a xlink:type="simple" xlink:href="http://bibliaonline.com.br/acf/zc/4/1-3" text:style-name="Internet_20_link" text:visited-style-name="Visited_20_Internet_20_Link"><text:span text:style-name="T1">Zc 4:1-3</text:span></text:a><text:span text:style-name="T1"> Mostrando que Seu reino, no milênio, será todo luz e perfeita ordem.</text:span></text:p>
        <text:p text:style-name="P4"/>
        <text:p text:style-name="P4"><text:a xlink:type="simple" xlink:href="http://bibliaonline.com.br/acf/zc/4/6-10" text:style-name="Internet_20_link" text:visited-style-name="Visited_20_Internet_20_Link"><text:span text:style-name="T1">Zc 4:6-10</text:span></text:a><text:span text:style-name="T1"> Descreve as condições da época em que foi escrito, quando o remanescente, guiado por Zorobabel, retornou para Jerusalém. Zacarias o encoraja para que seja capaz de completar seu trabalho de reconstruir a casa de Deus.</text:span></text:p>
        <text:p text:style-name="P4"/>
        <text:p text:style-name="P4"><text:a xlink:type="simple" xlink:href="http://bibliaonline.com.br/acf/zc/4/11-14" text:style-name="Internet_20_link" text:visited-style-name="Visited_20_Internet_20_Link"><text:span text:style-name="T1">Zc 4:11-14</text:span></text:a><text:span text:style-name="T1"> No futuro Cristo será tanto Rei como Sacerdote, e Seu poder será o Espírito Santo (o azeite). Isso se aplica também ao remanescente que retornava na forma de uma sombra do cumprimento real quando o Senhor voltar. (</text:span><text:a xlink:type="simple" xlink:href="http://bibliaonline.com.br/acf/ap/11/4" text:style-name="Internet_20_link" text:visited-style-name="Visited_20_Internet_20_Link"><text:span text:style-name="T1">Ap 11:4</text:span></text:a><text:span text:style-name="T1">).</text:span></text:p>
        <text:p text:style-name="P4"/>
        <text:h text:style-name="P1" text:outline-level="2"><text:bookmark-start text:name="__RefHeading___Toc119_1280209449"/>#1016<text:bookmark-end text:name="__RefHeading___Toc119_1280209449"/></text:h>
        <text:p text:style-name="P4"/>
        <text:p text:style-name="P5">Errar é uma coisa; amar o erro é algo totalmente diferente.</text:p>
        <text:p text:style-name="P4"/>
        <text:h text:style-name="P2" text:outline-level="2"><text:bookmark-start text:name="__RefHeading___Toc121_1280209449"/><text:a xlink:type="simple" xlink:href="http://bibliaonline.com.br/acf/zc/5" text:style-name="Internet_20_link" text:visited-style-name="Visited_20_Internet_20_Link"><text:span text:style-name="T1">ZACARIAS 5</text:span></text:a><text:bookmark-end text:name="__RefHeading___Toc121_1280209449"/></text:h>
        <text:p text:style-name="P4"/>
        <text:p text:style-name="P4"><text:a xlink:type="simple" xlink:href="http://bibliaonline.com.br/acf/zc/5/1-4" text:style-name="Internet_20_link" text:visited-style-name="Visited_20_Internet_20_Link"><text:span text:style-name="T1">Zc 5:1-4</text:span></text:a><text:span text:style-name="T1"> Outra visão - Um grande rolo (livro) que voava (cerca de 9 X 4,5 metros) prefigura o juízo que irá buscar em todo canto e punir a hipocrisia ligada a roubos e a juramentos.</text:span></text:p>
        <text:p text:style-name="P4"/>
        <text:p text:style-name="P4"><text:a xlink:type="simple" xlink:href="http://bibliaonline.com.br/acf/zc/5/5-11" text:style-name="Internet_20_link" text:visited-style-name="Visited_20_Internet_20_Link"><text:span text:style-name="T1">Zc 5:5-11</text:span></text:a><text:span text:style-name="T1"> Outra visão. A mulher é mantida no lugar por um peso. Uma figura da ímpia idolatria introduzida pela Babilônia na terra de Israel tempos antes. Agora parte para voltar ao seu lugar de origem. Sinar fica na Babilônia, onde os homens se opuseram a Deus. </text:span><text:soft-page-break/><text:span text:style-name="T1">(Veja </text:span><text:a xlink:type="simple" xlink:href="http://bibliaonline.com.br/acf/gn/11/2" text:style-name="Internet_20_link" text:visited-style-name="Visited_20_Internet_20_Link"><text:span text:style-name="T1">Gn 11:2</text:span></text:a><text:span text:style-name="T1"> e </text:span><text:a xlink:type="simple" xlink:href="http://bibliaonline.com.br/acf/ap/17/5" text:style-name="Internet_20_link" text:visited-style-name="Visited_20_Internet_20_Link"><text:span text:style-name="T1">Ap 17:5</text:span></text:a><text:span text:style-name="T1">)</text:span></text:p>
        <text:p text:style-name="P4"/>
        <text:h text:style-name="P1" text:outline-level="2"><text:bookmark-start text:name="__RefHeading___Toc123_1280209449"/>#1017<text:bookmark-end text:name="__RefHeading___Toc123_1280209449"/></text:h>
        <text:p text:style-name="P4"/>
        <text:p text:style-name="P5">O vigor de nossa vida espiritual estará em proporção exata ao lugar que a Palavra ocupa em nossa vida e pensamentos. - George Muller</text:p>
        <text:p text:style-name="P4"/>
        <text:h text:style-name="P2" text:outline-level="2"><text:bookmark-start text:name="__RefHeading___Toc125_1280209449"/><text:a xlink:type="simple" xlink:href="http://bibliaonline.com.br/acf/zc/6" text:style-name="Internet_20_link" text:visited-style-name="Visited_20_Internet_20_Link"><text:span text:style-name="T1">ZACARIAS 6</text:span></text:a><text:bookmark-end text:name="__RefHeading___Toc125_1280209449"/></text:h>
        <text:p text:style-name="P4"/>
        <text:p text:style-name="P4"><text:a xlink:type="simple" xlink:href="http://bibliaonline.com.br/acf/zc/6/1-8" text:style-name="Internet_20_link" text:visited-style-name="Visited_20_Internet_20_Link"><text:span text:style-name="T1">Zc 6:1-8</text:span></text:a><text:span text:style-name="T1"> Os quatro cavalos provavelmente representam os quatro Impérios mundiais. O cavalo vermelho (Babilônia); o cavalo preto (Medos e Persas, existentes na época); o cavalo branco (Grécia); o cavalo malhado (Rm).</text:span></text:p>
        <text:p text:style-name="P4"/>
        <text:p text:style-name="P4"><text:a xlink:type="simple" xlink:href="http://bibliaonline.com.br/acf/zc/6/9-15" text:style-name="Internet_20_link" text:visited-style-name="Visited_20_Internet_20_Link"><text:span text:style-name="T1">Zc 6:9-15</text:span></text:a><text:span text:style-name="T1"> Cristo como Renovo é mais uma vez apresentado. Ele irá edificar o templo do Senhor e depois Se sentará em Seu trono; e julgará como Rei e Sacerdote.</text:span></text:p>
        <text:p text:style-name="P4"/>
        <text:p text:style-name="P4"><text:a xlink:type="simple" xlink:href="http://bibliaonline.com.br/acf/zc/6/13" text:style-name="Internet_20_link" text:visited-style-name="Visited_20_Internet_20_Link"><text:span text:style-name="T1">Zc 6:13</text:span></text:a><text:span text:style-name="T1"> Fala do Senhor em um tempo futuro como Rei e Sacerdote.</text:span></text:p>
        <text:p text:style-name="P4"/>
        <text:h text:style-name="P1" text:outline-level="2"><text:bookmark-start text:name="__RefHeading___Toc127_1280209449"/>#1018<text:bookmark-end text:name="__RefHeading___Toc127_1280209449"/></text:h>
        <text:p text:style-name="P4"/>
        <text:p text:style-name="P5">Não podemos fugir de nós mesmos alterando nossas circunstâncias, apenas podemos alterar as circunstâncias se fugirmos de nós mesmos.</text:p>
        <text:p text:style-name="P4"/>
        <text:h text:style-name="P2" text:outline-level="2"><text:bookmark-start text:name="__RefHeading___Toc129_1280209449"/><text:a xlink:type="simple" xlink:href="http://bibliaonline.com.br/acf/zc/7" text:style-name="Internet_20_link" text:visited-style-name="Visited_20_Internet_20_Link"><text:span text:style-name="T1">ZACARIAS 7</text:span></text:a><text:bookmark-end text:name="__RefHeading___Toc129_1280209449"/></text:h>
        <text:p text:style-name="P4"/>
        <text:p text:style-name="P5">As coisas mudam deste capítulo em diante. O Senhor agora fala para a consciência do povo que havia voltado a Jerusalém. Ficará mais difícil de entender, portanto leia com calma.</text:p>
        <text:p text:style-name="P4"/>
        <text:p text:style-name="P4"><text:a xlink:type="simple" xlink:href="http://bibliaonline.com.br/acf/zc/7/3" text:style-name="Internet_20_link" text:visited-style-name="Visited_20_Internet_20_Link"><text:span text:style-name="T1">Zc 7:3</text:span></text:a><text:span text:style-name="T1"> Refere-se a quando Jerusalém foi destruída setenta anos antes (</text:span><text:a xlink:type="simple" xlink:href="http://bibliaonline.com.br/acf/2rs/25/8" text:style-name="Internet_20_link" text:visited-style-name="Visited_20_Internet_20_Link"><text:span text:style-name="T1">2 Rs 25:8</text:span></text:a><text:span text:style-name="T1">)</text:span></text:p>
        <text:p text:style-name="P4"/>
        <text:p text:style-name="P4"><text:a xlink:type="simple" xlink:href="http://bibliaonline.com.br/acf/zc/7/5" text:style-name="Internet_20_link" text:visited-style-name="Visited_20_Internet_20_Link"><text:span text:style-name="T1">Zc 7:5</text:span></text:a><text:span text:style-name="T1"> O Senhor pergunta a eles se realmente jejuaram e lamentaram, na Babilônia, a </text:span><text:soft-page-break/><text:span text:style-name="T1">condição destruída de Jerusalém.</text:span></text:p>
        <text:p text:style-name="P4"/>
        <text:p text:style-name="P4"><text:a xlink:type="simple" xlink:href="http://bibliaonline.com.br/acf/zc/7/8-14" text:style-name="Internet_20_link" text:visited-style-name="Visited_20_Internet_20_Link"><text:span text:style-name="T1">Zc 7:8-14</text:span></text:a><text:span text:style-name="T1"> Deus lhes faz lembrar de que foram espalhados por causa de seus pecados. Mas será que ouviam?</text:span></text:p>
        <text:p text:style-name="P4"/>
        <text:h text:style-name="P1" text:outline-level="2"><text:bookmark-start text:name="__RefHeading___Toc131_1280209449"/>#1019<text:bookmark-end text:name="__RefHeading___Toc131_1280209449"/></text:h>
        <text:p text:style-name="P4"/>
        <text:p text:style-name="P5">Há muitas coisas que o mundo chama de desapontamento; mas não existe uma palavra assim no dicionário da fé. Coisas que são desapontamentos para outros, para os crentes são notificações da vontade de Deus.</text:p>
        <text:p text:style-name="P4"/>
        <text:p text:style-name="P4"><text:a xlink:type="simple" xlink:href="http://bibliaonline.com.br/acf/zc/8/1-8" text:style-name="Internet_20_link" text:visited-style-name="Visited_20_Internet_20_Link"><text:span text:style-name="T1">Zc 8:1-8</text:span></text:a><text:span text:style-name="T1"> Que misericórdia! Deus lhes diz que, apesar de sua voluntariosa desobediência, Ele iria agir em misericórdia para com eles (Rm 9?27). Isto só acontecerá no milênio.</text:span></text:p>
        <text:p text:style-name="P4"/>
        <text:p text:style-name="P4"><text:a xlink:type="simple" xlink:href="http://bibliaonline.com.br/acf/zc/8/9-15" text:style-name="Internet_20_link" text:visited-style-name="Visited_20_Internet_20_Link"><text:span text:style-name="T1">Zc 8:9-15</text:span></text:a><text:span text:style-name="T1"> Maravilhosa figura de como Deus é gracioso!</text:span></text:p>
        <text:p text:style-name="P4"/>
        <text:p text:style-name="P4"><text:a xlink:type="simple" xlink:href="http://bibliaonline.com.br/acf/zc/8/16-23" text:style-name="Internet_20_link" text:visited-style-name="Visited_20_Internet_20_Link"><text:span text:style-name="T1">Zc 8:16-23</text:span></text:a><text:span text:style-name="T1"> Durante a tribulação, muitos Judeus crentes pregarão o evangelho da reino vindouro por todo o mundo. Muitos Gentios ouvirão e crerão, e assim entrarão no milênio.</text:span></text:p>
        <text:p text:style-name="P4"/>
        <text:p text:style-name="P4"><text:a xlink:type="simple" xlink:href="http://bibliaonline.com.br/acf/zc/8/19" text:style-name="Internet_20_link" text:visited-style-name="Visited_20_Internet_20_Link"><text:span text:style-name="T1">Zc 8:19</text:span></text:a><text:span text:style-name="T1"> Jejum e festas produziram alegria e gratidão... verdade e paz.</text:span></text:p>
        <text:p text:style-name="P4"/>
        <text:h text:style-name="P1" text:outline-level="2"><text:bookmark-start text:name="__RefHeading___Toc133_1280209449"/>#1020<text:bookmark-end text:name="__RefHeading___Toc133_1280209449"/></text:h>
        <text:p text:style-name="P4"/>
        <text:p text:style-name="P5">É impossível, quando nos ocupamos conosco, testemunhar a outros do que Deus é.</text:p>
        <text:p text:style-name="P4"/>
        <text:h text:style-name="P2" text:outline-level="2"><text:bookmark-start text:name="__RefHeading___Toc135_1280209449"/><text:a xlink:type="simple" xlink:href="http://bibliaonline.com.br/acf/zc/9" text:style-name="Internet_20_link" text:visited-style-name="Visited_20_Internet_20_Link"><text:span text:style-name="T1">ZACARIAS 9</text:span></text:a><text:bookmark-end text:name="__RefHeading___Toc135_1280209449"/></text:h>
        <text:p text:style-name="P4"/>
        <text:p text:style-name="P4"><text:a xlink:type="simple" xlink:href="http://bibliaonline.com.br/acf/zc/9/1-8" text:style-name="Internet_20_link" text:visited-style-name="Visited_20_Internet_20_Link"><text:span text:style-name="T1">Zc 9:1-8</text:span></text:a><text:span text:style-name="T1"> Deus irá punir severamente as nações em redor de Israel, de forma que isso permitirá que Israel expanda para no norte. Quando você escuta falar do Líbano nestes dias, lembre-se de que Tiro e Sidom são cidades situadas ali hoje.</text:span></text:p>
        <text:p text:style-name="P4"/>
        <text:p text:style-name="P4"><text:a xlink:type="simple" xlink:href="http://bibliaonline.com.br/acf/zc/9/9" text:style-name="Internet_20_link" text:visited-style-name="Visited_20_Internet_20_Link"><text:span text:style-name="T1">Zc 9:9</text:span></text:a><text:span text:style-name="T1"> Este versículo está no Novo Testamento; veja se você consegue encontrá-lo. Está muito claro a Quem ele se refere!</text:span></text:p>
        <text:p text:style-name="P4"><text:soft-page-break/></text:p>
        <text:p text:style-name="P4"><text:a xlink:type="simple" xlink:href="http://bibliaonline.com.br/acf/zc/9/10-16" text:style-name="Internet_20_link" text:visited-style-name="Visited_20_Internet_20_Link"><text:span text:style-name="T1">Zc 9:10-16</text:span></text:a><text:span text:style-name="T1"> Mas a tribulação deve vir também para levar os ímpios, e então os crentes em Israel serão salvos.</text:span></text:p>
        <text:p text:style-name="P4"/>
        <text:h text:style-name="P1" text:outline-level="2"><text:bookmark-start text:name="__RefHeading___Toc137_1280209449"/>#1021<text:bookmark-end text:name="__RefHeading___Toc137_1280209449"/></text:h>
        <text:p text:style-name="P4"/>
        <text:p text:style-name="P5">Revelação não é uma massa de teorias e princípios, mas o conhecimento da Sua vontade.</text:p>
        <text:p text:style-name="P4"/>
        <text:h text:style-name="P2" text:outline-level="2"><text:bookmark-start text:name="__RefHeading___Toc139_1280209449"/><text:a xlink:type="simple" xlink:href="http://bibliaonline.com.br/acf/zc/10" text:style-name="Internet_20_link" text:visited-style-name="Visited_20_Internet_20_Link"><text:span text:style-name="T1">ZACARIAS 10</text:span></text:a><text:bookmark-end text:name="__RefHeading___Toc139_1280209449"/></text:h>
        <text:p text:style-name="P4"/>
        <text:p text:style-name="P4"><text:a xlink:type="simple" xlink:href="http://bibliaonline.com.br/acf/zc/10/1" text:style-name="Internet_20_link" text:visited-style-name="Visited_20_Internet_20_Link"><text:span text:style-name="T1">Zc 10:1</text:span></text:a><text:span text:style-name="T1"> Chuvas de bênçãos devem descer sobre Israel no milênio.</text:span></text:p>
        <text:p text:style-name="P4"/>
        <text:p text:style-name="P4"><text:a xlink:type="simple" xlink:href="http://bibliaonline.com.br/acf/zc/10/2-3" text:style-name="Internet_20_link" text:visited-style-name="Visited_20_Internet_20_Link"><text:span text:style-name="T1">Zc 10:2-3</text:span></text:a><text:span text:style-name="T1"> Que benefício trouxeram todos aqueles ídolos?</text:span></text:p>
        <text:p text:style-name="P4"/>
        <text:p text:style-name="P4"><text:a xlink:type="simple" xlink:href="http://bibliaonline.com.br/acf/zc/10/6" text:style-name="Internet_20_link" text:visited-style-name="Visited_20_Internet_20_Link"><text:span text:style-name="T1">Zc 10:6</text:span></text:a><text:span text:style-name="T1"> Deus dará aos Judeus grande força e todos os crentes serão reunidos em Israel.</text:span></text:p>
        <text:p text:style-name="P4"/>
        <text:p text:style-name="P4"><text:a xlink:type="simple" xlink:href="http://bibliaonline.com.br/acf/zc/10/7-12" text:style-name="Internet_20_link" text:visited-style-name="Visited_20_Internet_20_Link"><text:span text:style-name="T1">Zc 10:7-12</text:span></text:a><text:span text:style-name="T1"> As dez tribos dispersas serão reunidas de todas as partes do mundo.</text:span></text:p>
        <text:p text:style-name="P4"/>
        <text:h text:style-name="P1" text:outline-level="2"><text:bookmark-start text:name="__RefHeading___Toc141_1280209449"/>#1022<text:bookmark-end text:name="__RefHeading___Toc141_1280209449"/></text:h>
        <text:p text:style-name="P4"/>
        <text:p text:style-name="P5">Quando somos feridos ou mal compreendidos, ou maltratados, se quisermos honrar nosso bendito Senhor, devemos suportar isso com doce perdão e paciência.</text:p>
        <text:p text:style-name="P4"/>
        <text:h text:style-name="P2" text:outline-level="2"><text:bookmark-start text:name="__RefHeading___Toc143_1280209449"/><text:a xlink:type="simple" xlink:href="http://bibliaonline.com.br/acf/zc/11" text:style-name="Internet_20_link" text:visited-style-name="Visited_20_Internet_20_Link"><text:span text:style-name="T1">ZACARIAS 11</text:span></text:a><text:bookmark-end text:name="__RefHeading___Toc143_1280209449"/></text:h>
        <text:p text:style-name="P4"/>
        <text:p text:style-name="P4"><text:span text:style-name="T1">O </text:span><text:a xlink:type="simple" xlink:href="http://bibliaonline.com.br/acf/zc/11" text:style-name="Internet_20_link" text:visited-style-name="Visited_20_Internet_20_Link"><text:span text:style-name="T1">capítulo 11</text:span></text:a><text:span text:style-name="T1"> está em grande contraste com o </text:span><text:a xlink:type="simple" xlink:href="http://bibliaonline.com.br/acf/zc/10" text:style-name="Internet_20_link" text:visited-style-name="Visited_20_Internet_20_Link"><text:span text:style-name="T1">capítulo 10</text:span></text:a><text:span text:style-name="T1">.</text:span></text:p>
        <text:p text:style-name="P4"/>
        <text:p text:style-name="P4"><text:a xlink:type="simple" xlink:href="http://bibliaonline.com.br/acf/zc/11/1-5" text:style-name="Internet_20_link" text:visited-style-name="Visited_20_Internet_20_Link"><text:span text:style-name="T1">Zc 11:1-5</text:span></text:a><text:span text:style-name="T1"> Aqui o povo de Israel está sob o controle dos Gentios. Seus próprios líderes (seus pastores, escribas, anciãos, sacerdotes) não tinham piedade deles, por isso o Senhor Se apieda deles.</text:span></text:p>
        <text:p text:style-name="P4"/>
        <text:p text:style-name="P4"><text:soft-page-break/><text:a xlink:type="simple" xlink:href="http://bibliaonline.com.br/acf/zc/11/12-13" text:style-name="Internet_20_link" text:visited-style-name="Visited_20_Internet_20_Link"><text:span text:style-name="T1">Zc 11:12-13</text:span></text:a><text:span text:style-name="T1"> Você percebe como isso é parecido com Mateus </text:span><text:a xlink:type="simple" xlink:href="http://bibliaonline.com.br/acf/mt/27/9-10" text:style-name="Internet_20_link" text:visited-style-name="Visited_20_Internet_20_Link"><text:span text:style-name="T1">27:9-10</text:span></text:a><text:span text:style-name="T1">? O Messias deles é avaliado em trinta peças de prata.</text:span></text:p>
        <text:p text:style-name="P4"/>
        <text:p text:style-name="P4"><text:a xlink:type="simple" xlink:href="http://bibliaonline.com.br/acf/zc/11/7,10,14" text:style-name="Internet_20_link" text:visited-style-name="Visited_20_Internet_20_Link"><text:span text:style-name="T1">Zc 11:7,10,14</text:span></text:a><text:span text:style-name="T1"> Refere-se a Judá e Israel, por tanto tempo divididos em dois reinos.</text:span></text:p>
        <text:p text:style-name="P4"/>
        <text:p text:style-name="P4"><text:a xlink:type="simple" xlink:href="http://bibliaonline.com.br/acf/zc/11/15-17" text:style-name="Internet_20_link" text:visited-style-name="Visited_20_Internet_20_Link"><text:span text:style-name="T1">Zc 11:15-17</text:span></text:a><text:span text:style-name="T1"> O verdadeiro Pastor (Cristo) tendo sido rejeitado, o Senhor fala aqui do Anticristo. Todas estas passagens não fazem qualquer referência ao nosso atual tempo da graça.</text:span></text:p>
        <text:p text:style-name="P4"/>
        <text:h text:style-name="P1" text:outline-level="2"><text:bookmark-start text:name="__RefHeading___Toc145_1280209449"/>#1023<text:bookmark-end text:name="__RefHeading___Toc145_1280209449"/></text:h>
        <text:p text:style-name="P4"/>
        <text:p text:style-name="P5">Existe a tendência de se perder a dependência quando estamos desfrutando dos resultados da dependência.</text:p>
        <text:p text:style-name="P4"/>
        <text:h text:style-name="P2" text:outline-level="2"><text:bookmark-start text:name="__RefHeading___Toc147_1280209449"/><text:a xlink:type="simple" xlink:href="http://bibliaonline.com.br/acf/zc/12" text:style-name="Internet_20_link" text:visited-style-name="Visited_20_Internet_20_Link"><text:span text:style-name="T1">ZACARIAS 12</text:span></text:a><text:bookmark-end text:name="__RefHeading___Toc147_1280209449"/></text:h>
        <text:p text:style-name="P4"/>
        <text:p text:style-name="P5">As condições em Jerusalém durante o tempo que o Anticristo é aceito pela nação de Israel durante a tribulação.</text:p>
        <text:p text:style-name="P4"/>
        <text:p text:style-name="P4"><text:a xlink:type="simple" xlink:href="http://bibliaonline.com.br/acf/zc/12/3-9" text:style-name="Internet_20_link" text:visited-style-name="Visited_20_Internet_20_Link"><text:span text:style-name="T1">Zc 12:3-9</text:span></text:a><text:span text:style-name="T1"> As nações ao redor de Israel o molestarão, mas mais tarde o remanescente crente receberá forças de Deus, e se voltará contra aquelas nações e as esmagará.</text:span></text:p>
        <text:p text:style-name="P4"/>
        <text:p text:style-name="P4"><text:a xlink:type="simple" xlink:href="http://bibliaonline.com.br/acf/zc/12/8" text:style-name="Internet_20_link" text:visited-style-name="Visited_20_Internet_20_Link"><text:span text:style-name="T1">Zc 12:8</text:span></text:a><text:span text:style-name="T1"> O mais fraco ali ficará tão forte quanto Davi! Ele matou um leão e um urso com suas mãos.</text:span></text:p>
        <text:p text:style-name="P4"/>
        <text:p text:style-name="P4"><text:a xlink:type="simple" xlink:href="http://bibliaonline.com.br/acf/zc/12/10-14" text:style-name="Internet_20_link" text:visited-style-name="Visited_20_Internet_20_Link"><text:span text:style-name="T1">Zc 12:10-14</text:span></text:a><text:span text:style-name="T1"> O remanescente crente em Judá entenderá que Aquele que crucificaram é o seu verdadeiro Messias. Seus corações serão traspassados de tristeza. Sua tristeza será individual e intensa.</text:span></text:p>
        <text:p text:style-name="P4"/>
        <text:p text:style-name="P4"><text:a xlink:type="simple" xlink:href="http://bibliaonline.com.br/acf/zc/12/12" text:style-name="Internet_20_link" text:visited-style-name="Visited_20_Internet_20_Link"><text:span text:style-name="T1">Zc 12:12</text:span></text:a><text:span text:style-name="T1"> Todos se lamentarão, Rei (Davi), Profeta (Natã), e Sacerdote (Levi).</text:span></text:p>
        <text:p text:style-name="P4"/>
        <text:h text:style-name="P1" text:outline-level="2"><text:bookmark-start text:name="__RefHeading___Toc149_1280209449"/>#1024<text:bookmark-end text:name="__RefHeading___Toc149_1280209449"/></text:h>
        <text:p text:style-name="P4"/>
        <text:p text:style-name="P5"><text:soft-page-break/>O Cristão que compromete a Verdade hoje irá comprometer a Moral amanhã.</text:p>
        <text:p text:style-name="P4"/>
        <text:h text:style-name="P2" text:outline-level="2"><text:bookmark-start text:name="__RefHeading___Toc151_1280209449"/><text:a xlink:type="simple" xlink:href="http://bibliaonline.com.br/acf/zc/13" text:style-name="Internet_20_link" text:visited-style-name="Visited_20_Internet_20_Link"><text:span text:style-name="T1">ZACARIAS 13</text:span></text:a><text:bookmark-end text:name="__RefHeading___Toc151_1280209449"/></text:h>
        <text:p text:style-name="P4"/>
        <text:p text:style-name="P5">A cruz é mostrada aqui.</text:p>
        <text:p text:style-name="P4"/>
        <text:p text:style-name="P4"><text:a xlink:type="simple" xlink:href="http://bibliaonline.com.br/acf/zc/13/2-4" text:style-name="Internet_20_link" text:visited-style-name="Visited_20_Internet_20_Link"><text:span text:style-name="T1">Zc 13:2-4</text:span></text:a><text:span text:style-name="T1"> Como resultado da cruz, todo o Israel será limpo. Todo incrédulo na terra será destruído (</text:span><text:a xlink:type="simple" xlink:href="http://bibliaonline.com.br/acf/mt/25/31-46" text:style-name="Internet_20_link" text:visited-style-name="Visited_20_Internet_20_Link"><text:span text:style-name="T1">Mt 25:31-46</text:span></text:a><text:span text:style-name="T1">).</text:span></text:p>
        <text:p text:style-name="P4"/>
        <text:p text:style-name="P4"><text:a xlink:type="simple" xlink:href="http://bibliaonline.com.br/acf/zc/13/6" text:style-name="Internet_20_link" text:visited-style-name="Visited_20_Internet_20_Link"><text:span text:style-name="T1">Zc 13:6</text:span></text:a><text:span text:style-name="T1"> Aqueles Israelitas que não conheceram a cruz farão essa pergunta.</text:span></text:p>
        <text:p text:style-name="P4"/>
        <text:p text:style-name="P4"><text:a xlink:type="simple" xlink:href="http://bibliaonline.com.br/acf/zc/13/7" text:style-name="Internet_20_link" text:visited-style-name="Visited_20_Internet_20_Link"><text:span text:style-name="T1">Zc 13:7</text:span></text:a><text:span text:style-name="T1"> Deus proclama Jesus Cristo Seu Companheiro, mas Sua espada O fere! A nação estava dispersa, enquanto o remanescente crente era abençoado (</text:span><text:a xlink:type="simple" xlink:href="http://bibliaonline.com.br/acf/mt/26/31" text:style-name="Internet_20_link" text:visited-style-name="Visited_20_Internet_20_Link"><text:span text:style-name="T1">Mt 26:31</text:span></text:a><text:span text:style-name="T1">).</text:span></text:p>
        <text:p text:style-name="P4"/>
        <text:p text:style-name="P4"><text:a xlink:type="simple" xlink:href="http://bibliaonline.com.br/acf/zc/13/8-9" text:style-name="Internet_20_link" text:visited-style-name="Visited_20_Internet_20_Link"><text:span text:style-name="T1">Zc 13:8-9</text:span></text:a><text:span text:style-name="T1"> Judá será peneirado individualmente. Dois terços deles será formado por incrédulos.</text:span></text:p>
        <text:p text:style-name="P4"/>
        <text:h text:style-name="P1" text:outline-level="2"><text:bookmark-start text:name="__RefHeading___Toc153_1280209449"/>#1025<text:bookmark-end text:name="__RefHeading___Toc153_1280209449"/></text:h>
        <text:p text:style-name="P4"/>
        <text:p text:style-name="P5">A habilidade de memorizar o que quer que seja depende de sua importância para nós.</text:p>
        <text:p text:style-name="P4"/>
        <text:h text:style-name="P2" text:outline-level="2"><text:bookmark-start text:name="__RefHeading___Toc155_1280209449"/><text:a xlink:type="simple" xlink:href="http://bibliaonline.com.br/acf/zc/14" text:style-name="Internet_20_link" text:visited-style-name="Visited_20_Internet_20_Link"><text:span text:style-name="T1">ZACARIAS 14</text:span></text:a><text:bookmark-end text:name="__RefHeading___Toc155_1280209449"/></text:h>
        <text:p text:style-name="P4"/>
        <text:p text:style-name="P4"><text:a xlink:type="simple" xlink:href="http://bibliaonline.com.br/acf/zc/14/1-4" text:style-name="Internet_20_link" text:visited-style-name="Visited_20_Internet_20_Link"><text:span text:style-name="T1">Zc 14:1-4</text:span></text:a><text:span text:style-name="T1"> O Senhor surge de repente no final da tribulação. Isso é chamado de "O dia do Senhor". Seus pés estarão sobre o Monte das Oliveiras, o lugar de onde Ele subiu ao céu (</text:span><text:a xlink:type="simple" xlink:href="http://bibliaonline.com.br/acf/atos/1/9-11" text:style-name="Internet_20_link" text:visited-style-name="Visited_20_Internet_20_Link"><text:span text:style-name="T1">At 1:9-11</text:span></text:a><text:span text:style-name="T1">).</text:span></text:p>
        <text:p text:style-name="P4"/>
        <text:p text:style-name="P4"><text:a xlink:type="simple" xlink:href="http://bibliaonline.com.br/acf/zc/14/5" text:style-name="Internet_20_link" text:visited-style-name="Visited_20_Internet_20_Link"><text:span text:style-name="T1">Zc 14:5</text:span></text:a><text:span text:style-name="T1"> O Senhor destruirá as nações incrédulas do Ocidente. Não de uma vez, pois lemos em Daniel de como Ele irá tratar com um grupo de cada vez (a Rússia será a última - </text:span><text:a xlink:type="simple" xlink:href="http://bibliaonline.com.br/acf/ez/38" text:style-name="Internet_20_link" text:visited-style-name="Visited_20_Internet_20_Link"><text:span text:style-name="T1">Ezequiel 38</text:span></text:a><text:span text:style-name="T1"> e 39). A última parte deste versículo é interessante. </text:span><text:a xlink:type="simple" xlink:href="http://bibliaonline.com.br/acf/1ts/4/14" text:style-name="Internet_20_link" text:visited-style-name="Visited_20_Internet_20_Link"><text:span text:style-name="T1">1Ts 4:14</text:span></text:a><text:span text:style-name="T1"> refere-se ao mesmo evento.</text:span></text:p>
        <text:p text:style-name="P4"/>
        <text:p text:style-name="P4"><text:a xlink:type="simple" xlink:href="http://bibliaonline.com.br/acf/zc/14/6-7" text:style-name="Internet_20_link" text:visited-style-name="Visited_20_Internet_20_Link"><text:span text:style-name="T1">Zc 14:6-7</text:span></text:a><text:span text:style-name="T1"> Abra em Isaías </text:span><text:a xlink:type="simple" xlink:href="http://bibliaonline.com.br/acf/is/39/26" text:style-name="Internet_20_link" text:visited-style-name="Visited_20_Internet_20_Link"><text:span text:style-name="T1">39:26</text:span></text:a><text:span text:style-name="T1">. Parece estar se referindo ao mesmo tempo futuro </text:span><text:soft-page-break/><text:span text:style-name="T1">quando o Senhor voltará com todos nós que cremos, para reinar sobre a terra. A luz aparentemente será muito mais intensa do que é agora.</text:span></text:p>
        <text:p text:style-name="P4"/>
        <text:p text:style-name="P4"><text:a xlink:type="simple" xlink:href="http://bibliaonline.com.br/acf/zc/14/8" text:style-name="Internet_20_link" text:visited-style-name="Visited_20_Internet_20_Link"><text:span text:style-name="T1">Zc 14:8</text:span></text:a><text:span text:style-name="T1"> Dois rios brotarão de Jerusalém. (É a única capital no mundo que não tem um rio). Um fluirá para o Oeste até o Mediterrâneo, e o outro para o Leste, até o Mar Morto.</text:span></text:p>
        <text:p text:style-name="P4"/>
        <text:p text:style-name="P4"><text:a xlink:type="simple" xlink:href="http://bibliaonline.com.br/acf/zc/14/9" text:style-name="Internet_20_link" text:visited-style-name="Visited_20_Internet_20_Link"><text:span text:style-name="T1">Zc 14:9</text:span></text:a><text:span text:style-name="T1"> É maravilhoso ler isto com calma.</text:span></text:p>
        <text:p text:style-name="P4"/>
        <text:p text:style-name="P4"><text:a xlink:type="simple" xlink:href="http://bibliaonline.com.br/acf/zc/14/14" text:style-name="Internet_20_link" text:visited-style-name="Visited_20_Internet_20_Link"><text:span text:style-name="T1">Zc 14:14</text:span></text:a><text:span text:style-name="T1"> Pense só que dia será quando este versículo se cumprir.</text:span></text:p>
        <text:p text:style-name="P4"/>
        <text:p text:style-name="P4"><text:a xlink:type="simple" xlink:href="http://bibliaonline.com.br/acf/zc/14/20-21" text:style-name="Internet_20_link" text:visited-style-name="Visited_20_Internet_20_Link"><text:span text:style-name="T1">Zc 14:20-21</text:span></text:a><text:span text:style-name="T1"> Ninguém desprezará aquele maravilhoso dia de "SANTIDADE AO SENHOR".</text:span></text:p>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9:04:15.169218469</dc:date>
    <meta:creation-date>2018-06-11T22:51:04.642681485</meta:creation-date>
    <meta:generator>LibreOffice/6.0.7.3$Linux_X86_64 LibreOffice_project/00m0$Build-3</meta:generator>
    <meta:editing-duration>PT54S</meta:editing-duration>
    <meta:editing-cycles>1</meta:editing-cycles>
    <meta:document-statistic meta:table-count="0" meta:image-count="0" meta:object-count="0" meta:page-count="9" meta:paragraph-count="98" meta:word-count="1763" meta:character-count="10114" meta:non-whitespace-character-count="8449"/>
  </office:meta>
</office:document-meta>
</file>